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7ba7d" style:font-name="Consolas" fo:font-size="10.5pt" fo:font-weight="normal" fo:background-color="#1e1e1e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c586c0"/>
    </style:style>
    <style:style style:name="T2" style:family="text">
      <style:text-properties fo:color="#6a9955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ce9178"/>
    </style:style>
    <style:style style:name="T7" style:family="text">
      <style:text-properties fo:color="#ce9178" style:font-name="Consolas" fo:font-size="10.5pt" fo:font-weight="normal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fo:color="#b5cea8"/>
    </style:style>
    <style:style style:name="T10" style:family="text">
      <style:text-properties fo:color="#b5cea8" style:font-name="Consolas" fo:font-size="10.5pt" fo:font-weight="normal"/>
    </style:style>
    <style:style style:name="T11" style:family="text">
      <style:text-properties fo:color="#d7ba7d"/>
    </style:style>
    <style:style style:name="T12" style:family="text">
      <style:text-properties fo:color="#d7ba7d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PRESENTATION*/</text:p>
      <text:p text:style-name="P3">/*1 STYLE GENERAL*/</text:p>
      <text:p text:style-name="P3">/*2 En-tête*/</text:p>
      <text:p text:style-name="P3">/*3 Colonne gauche*/</text:p>
      <text:p text:style-name="P3">/*4 Colonne droite*/</text:p>
      <text:p text:style-name="P3">/*5 Responsive Media queries*/</text:p>
      <text:p text:style-name="P5"/>
      <text:p text:style-name="P3">/* 1 STYLE GENERAL*/</text:p>
      <text:p text:style-name="P1"><text:span text:style-name="T1">@font-face</text:span> </text:p>
      <text:p text:style-name="P1">{ <text:span text:style-name="T2">/* Définition d'une nouvelle police nommée CAC Champagne */</text:span></text:p>
      <text:p text:style-name="P2">  <text:span text:style-name="T5">font-family</text:span><text:span text:style-name="T3">: </text:span><text:span text:style-name="T7">'cac_champagneregular'</text:span><text:span text:style-name="T3">;</text:span></text:p>
      <text:p text:style-name="P2">  <text:span text:style-name="T5">src</text:span><text:span text:style-name="T3">: </text:span><text:span text:style-name="T8">url</text:span><text:span text:style-name="T3">(</text:span><text:span text:style-name="T7">'fonts/Rubik-Regular.ttf'</text:span><text:span text:style-name="T3">);</text:span></text:p>
      <text:p text:style-name="P1">}</text:p>
      <text:p text:style-name="P4">body</text:p>
      <text:p text:style-name="P1">{</text:p>
      <text:p text:style-name="P2">  <text:span text:style-name="T5">font-family</text:span><text:span text:style-name="T3">: </text:span><text:span text:style-name="T7">'cac_champagneregular'</text:span><text:span text:style-name="T3">, </text:span><text:span text:style-name="T7">Arial</text:span><text:span text:style-name="T3">, </text:span><text:span text:style-name="T7">serif</text:span><text:span text:style-name="T3">;</text:span></text:p>
      <text:p text:style-name="P2">  <text:span text:style-name="T5">color</text:span><text:span text:style-name="T3">:</text:span><text:span text:style-name="T7">#aec8cf</text:span><text:span text:style-name="T3">;</text:span></text:p>
      <text:p text:style-name="P2">  <text:span text:style-name="T5">font-size</text:span><text:span text:style-name="T3">: </text:span><text:span text:style-name="T7">medium</text:span><text:span text:style-name="T3">;</text:span></text:p>
      <text:p text:style-name="P2">  <text:span text:style-name="T5">font-weight</text:span><text:span text:style-name="T3">: </text:span><text:span text:style-name="T10">200</text:span><text:span text:style-name="T3">;</text:span></text:p>
      <text:p text:style-name="P1">}</text:p>
      <text:p text:style-name="P5"/>
      <text:p text:style-name="P4">h1</text:p>
      <text:p text:style-name="P1">{</text:p>
      <text:p text:style-name="P2">  <text:span text:style-name="T5">color</text:span><text:span text:style-name="T3">:</text:span><text:span text:style-name="T7">#220f82</text:span><text:span text:style-name="T3">;</text:span></text:p>
      <text:p text:style-name="P2">  <text:span text:style-name="T5">padding-left</text:span><text:span text:style-name="T3">: </text:span><text:span text:style-name="T10">10px</text:span><text:span text:style-name="T3">;</text:span></text:p>
      <text:p text:style-name="P2">  <text:span text:style-name="T5">font-size</text:span><text:span text:style-name="T3">: </text:span><text:span text:style-name="T10">45px</text:span><text:span text:style-name="T3">;</text:span></text:p>
      <text:p text:style-name="P1">}</text:p>
      <text:p text:style-name="P4">h2</text:p>
      <text:p text:style-name="P1">{</text:p>
      <text:p text:style-name="P2">  <text:span text:style-name="T5">color</text:span><text:span text:style-name="T3">:</text:span><text:span text:style-name="T7">#c177de</text:span><text:span text:style-name="T3">;</text:span></text:p>
      <text:p text:style-name="P2">  <text:span text:style-name="T5">font-size</text:span><text:span text:style-name="T3">: </text:span><text:span text:style-name="T10">40px</text:span><text:span text:style-name="T3">;</text:span></text:p>
      <text:p text:style-name="P1">}</text:p>
      <text:p text:style-name="P4">em</text:p>
      <text:p text:style-name="P1">{</text:p>
      <text:p text:style-name="P2">  <text:span text:style-name="T5">font-size</text:span><text:span text:style-name="T3">: </text:span><text:span text:style-name="T10">35px</text:span><text:span text:style-name="T3">;</text:span></text:p>
      <text:p text:style-name="P2">  <text:span text:style-name="T5">color</text:span><text:span text:style-name="T3">:</text:span><text:span text:style-name="T7">#af7913</text:span><text:span text:style-name="T3">;</text:span></text:p>
      <text:p text:style-name="P1">}</text:p>
      <text:p text:style-name="P4">span</text:p>
      <text:p text:style-name="P1">{</text:p>
      <text:p text:style-name="P2">  <text:span text:style-name="T5">text-decoration</text:span><text:span text:style-name="T3">: </text:span><text:span text:style-name="T7">underline</text:span><text:span text:style-name="T3">;</text:span></text:p>
      <text:p text:style-name="P2">  <text:span text:style-name="T5">text-decoration-color</text:span><text:span text:style-name="T3">:</text:span><text:span text:style-name="T7">#af7913</text:span><text:span text:style-name="T3">;</text:span></text:p>
      <text:p text:style-name="P1">}</text:p>
      <text:p text:style-name="P4">.container</text:p>
      <text:p text:style-name="P1">{</text:p>
      <text:p text:style-name="P2">  <text:span text:style-name="T5">margin</text:span><text:span text:style-name="T3">: </text:span><text:span text:style-name="T10">0</text:span><text:span text:style-name="T3"> </text:span><text:span text:style-name="T10">15px</text:span><text:span text:style-name="T3"> </text:span><text:span text:style-name="T10">0</text:span><text:span text:style-name="T3"> </text:span><text:span text:style-name="T10">15px</text:span><text:span text:style-name="T3">;</text:span></text:p>
      <text:p text:style-name="P1">}</text:p>
      <text:p text:style-name="P4">.fas</text:p>
      <text:p text:style-name="P1">{</text:p>
      <text:p text:style-name="P1"><text:span text:style-name="T4">line-height</text:span>: <text:span text:style-name="T6">inherit</text:span>;</text:p>
      <text:p text:style-name="P1">}</text:p>
      <text:p text:style-name="P3">/*2 Entête*/</text:p>
      <text:p text:style-name="P4"><text:soft-page-break/>header</text:p>
      <text:p text:style-name="P1">{</text:p>
      <text:p text:style-name="P2">  <text:span text:style-name="T5">margin</text:span><text:span text:style-name="T3">: </text:span><text:span text:style-name="T10">10px</text:span><text:span text:style-name="T3"> </text:span><text:span text:style-name="T10">10px</text:span><text:span text:style-name="T3"> </text:span><text:span text:style-name="T10">0</text:span><text:span text:style-name="T3"> </text:span><text:span text:style-name="T10">10px</text:span><text:span text:style-name="T3">;</text:span></text:p>
      <text:p text:style-name="P2">  <text:span text:style-name="T5">width</text:span><text:span text:style-name="T3">:</text:span><text:span text:style-name="T10">1200px</text:span><text:span text:style-name="T3">;</text:span></text:p>
      <text:p text:style-name="P2">  <text:span text:style-name="T5">height</text:span><text:span text:style-name="T3">: </text:span><text:span text:style-name="T10">300px</text:span><text:span text:style-name="T3">;</text:span></text:p>
      <text:p text:style-name="P1">}</text:p>
      <text:p text:style-name="P5"/>
      <text:p text:style-name="P3">/*3 Colonne gauche*/</text:p>
      <text:p text:style-name="P1"><text:span text:style-name="T11">aside</text:span> <text:span text:style-name="T11">h2</text:span></text:p>
      <text:p text:style-name="P1">{</text:p>
      <text:p text:style-name="P2">  <text:span text:style-name="T5">background-color</text:span><text:span text:style-name="T3">:</text:span><text:span text:style-name="T7">#424242</text:span><text:span text:style-name="T3">;</text:span></text:p>
      <text:p text:style-name="P2">  <text:span text:style-name="T5">text-align</text:span><text:span text:style-name="T3">: </text:span><text:span text:style-name="T7">center</text:span><text:span text:style-name="T3">;</text:span></text:p>
      <text:p text:style-name="P2">  <text:span text:style-name="T5">color</text:span><text:span text:style-name="T3">: </text:span><text:span text:style-name="T7">#ffffbb</text:span><text:span text:style-name="T3">;</text:span></text:p>
      <text:p text:style-name="P2">  <text:span text:style-name="T5">margin</text:span><text:span text:style-name="T3">: </text:span><text:span text:style-name="T10">0</text:span><text:span text:style-name="T3"> </text:span><text:span text:style-name="T10">-45px</text:span><text:span text:style-name="T3"> </text:span><text:span text:style-name="T10">19px</text:span><text:span text:style-name="T3"> </text:span><text:span text:style-name="T10">-65px</text:span><text:span text:style-name="T3">;</text:span></text:p>
      <text:p text:style-name="P1">}</text:p>
      <text:p text:style-name="P4">aside</text:p>
      <text:p text:style-name="P1">{</text:p>
      <text:p text:style-name="P2">  <text:span text:style-name="T5">margin</text:span><text:span text:style-name="T3">:</text:span><text:span text:style-name="T10">25px</text:span><text:span text:style-name="T3"> </text:span><text:span text:style-name="T10">10px</text:span><text:span text:style-name="T3"> </text:span><text:span text:style-name="T10">25px</text:span><text:span text:style-name="T3"> </text:span><text:span text:style-name="T10">10px</text:span><text:span text:style-name="T3">;</text:span></text:p>
      <text:p text:style-name="P2">  <text:span text:style-name="T5">text-align</text:span><text:span text:style-name="T3">: </text:span><text:span text:style-name="T7">left</text:span><text:span text:style-name="T3">;</text:span></text:p>
      <text:p text:style-name="P1">}</text:p>
      <text:p text:style-name="P1"><text:span text:style-name="T11">.fa-dog</text:span>, <text:span text:style-name="T11">.fa-cat</text:span></text:p>
      <text:p text:style-name="P1">{</text:p>
      <text:p text:style-name="P2">  <text:span text:style-name="T5">color</text:span><text:span text:style-name="T3">: </text:span><text:span text:style-name="T7">#DAA520</text:span><text:span text:style-name="T3">;</text:span></text:p>
      <text:p text:style-name="P2">  <text:span text:style-name="T5">font-size</text:span><text:span text:style-name="T3">: </text:span><text:span text:style-name="T10">25px</text:span><text:span text:style-name="T3">; </text:span></text:p>
      <text:p text:style-name="P2">  <text:span text:style-name="T5">border-radius</text:span><text:span text:style-name="T3">: </text:span><text:span text:style-name="T10">100%</text:span><text:span text:style-name="T3">;</text:span></text:p>
      <text:p text:style-name="P2">  <text:span text:style-name="T5">border</text:span><text:span text:style-name="T3">: </text:span><text:span text:style-name="T10">3px</text:span><text:span text:style-name="T3"> </text:span><text:span text:style-name="T7">solid</text:span><text:span text:style-name="T3">  </text:span><text:span text:style-name="T7">#33cb1b</text:span><text:span text:style-name="T3"> ;</text:span></text:p>
      <text:p text:style-name="P2">  <text:span text:style-name="T5">width</text:span><text:span text:style-name="T3">: </text:span><text:span text:style-name="T10">45px</text:span><text:span text:style-name="T3">;</text:span></text:p>
      <text:p text:style-name="P2">  <text:span text:style-name="T5">height</text:span><text:span text:style-name="T3">: </text:span><text:span text:style-name="T10">45px</text:span><text:span text:style-name="T3">;</text:span></text:p>
      <text:p text:style-name="P2">  <text:span text:style-name="T5">padding-top</text:span><text:span text:style-name="T3">:</text:span><text:span text:style-name="T10">5px</text:span><text:span text:style-name="T3">;</text:span></text:p>
      <text:p text:style-name="P1">}</text:p>
      <text:p text:style-name="P1"><text:span text:style-name="T11">.fa-walking</text:span>, <text:span text:style-name="T11">.fa-tree</text:span></text:p>
      <text:p text:style-name="P1">{</text:p>
      <text:p text:style-name="P2">  <text:span text:style-name="T5">color</text:span><text:span text:style-name="T3">:</text:span><text:span text:style-name="T7">green</text:span><text:span text:style-name="T3">;</text:span></text:p>
      <text:p text:style-name="P2">  <text:span text:style-name="T5">font-size</text:span><text:span text:style-name="T3">:</text:span><text:span text:style-name="T10">45px</text:span><text:span text:style-name="T3">;</text:span></text:p>
      <text:p text:style-name="P2">  <text:span text:style-name="T5">width</text:span><text:span text:style-name="T3">: </text:span><text:span text:style-name="T10">55px</text:span><text:span text:style-name="T3">;</text:span></text:p>
      <text:p text:style-name="P2">  <text:span text:style-name="T5">height</text:span><text:span text:style-name="T3">: </text:span><text:span text:style-name="T10">55px</text:span><text:span text:style-name="T3">;</text:span></text:p>
      <text:p text:style-name="P2">  <text:span text:style-name="T5">padding-top</text:span><text:span text:style-name="T3">: </text:span><text:span text:style-name="T10">5px</text:span><text:span text:style-name="T3">;</text:span></text:p>
      <text:p text:style-name="P1">}  </text:p>
      <text:p text:style-name="P4">.cadreforet</text:p>
      <text:p text:style-name="P1">{</text:p>
      <text:p text:style-name="P2">  <text:span text:style-name="T5">border</text:span><text:span text:style-name="T3">: </text:span><text:span text:style-name="T10">3px</text:span><text:span text:style-name="T3"> </text:span><text:span text:style-name="T7">solid</text:span><text:span text:style-name="T3"> </text:span><text:span text:style-name="T7">green</text:span><text:span text:style-name="T3">;</text:span></text:p>
      <text:p text:style-name="P2">  <text:span text:style-name="T5">text-align</text:span><text:span text:style-name="T3">: </text:span><text:span text:style-name="T7">center</text:span><text:span text:style-name="T3">;</text:span></text:p>
      <text:p text:style-name="P2">  <text:span text:style-name="T5">margin</text:span><text:span text:style-name="T3">: </text:span><text:span text:style-name="T10">0</text:span><text:span text:style-name="T3"> </text:span><text:span text:style-name="T10">45px</text:span><text:span text:style-name="T3"> </text:span><text:span text:style-name="T10">0</text:span><text:span text:style-name="T3"> </text:span><text:span text:style-name="T10">45px</text:span><text:span text:style-name="T3">;</text:span></text:p>
      <text:p text:style-name="P1">}</text:p>
      <text:p text:style-name="P4">.animaux</text:p>
      <text:p text:style-name="P1">{</text:p>
      <text:p text:style-name="P2">  <text:span text:style-name="T5">text-align</text:span><text:span text:style-name="T3">:</text:span><text:span text:style-name="T7">center</text:span><text:span text:style-name="T3">;</text:span></text:p>
      <text:p text:style-name="P2">  </text:p>
      <text:p text:style-name="P1">}</text:p>
      <text:p text:style-name="P4">.fa-mobile-alt</text:p>
      <text:p text:style-name="P1">{</text:p>
      <text:p text:style-name="P2"><text:soft-page-break/>  <text:span text:style-name="T5">font-size</text:span><text:span text:style-name="T3">:</text:span><text:span text:style-name="T10">45px</text:span><text:span text:style-name="T3">;</text:span></text:p>
      <text:p text:style-name="P1">}</text:p>
      <text:p text:style-name="P3">/*4 Colonne droite*/</text:p>
      <text:p text:style-name="P3">/*création de puces personnalisés*/</text:p>
      <text:p text:style-name="P4">ul</text:p>
      <text:p text:style-name="P1">{</text:p>
      <text:p text:style-name="P2">  <text:span text:style-name="T5">list-style-image</text:span><text:span text:style-name="T3">: </text:span><text:span text:style-name="T8">url</text:span><text:span text:style-name="T3">(</text:span><text:span text:style-name="T5">images/puce_etoile-ConvertImage4.png</text:span><text:span text:style-name="T3">);</text:span></text:p>
      <text:p text:style-name="P2">  <text:span text:style-name="T5">margin-left</text:span><text:span text:style-name="T3">: </text:span><text:span text:style-name="T10">5px</text:span><text:span text:style-name="T3">;</text:span></text:p>
      <text:p text:style-name="P1">}</text:p>
      <text:p text:style-name="P4">ol</text:p>
      <text:p text:style-name="P1">{</text:p>
      <text:p text:style-name="P2">  <text:span text:style-name="T5">list-style-image</text:span><text:span text:style-name="T3">: </text:span><text:span text:style-name="T8">url</text:span><text:span text:style-name="T3">(</text:span><text:span text:style-name="T5">images/puce_etoile2-ConvertImage.png</text:span><text:span text:style-name="T3">);</text:span></text:p>
      <text:p text:style-name="P2">  <text:span text:style-name="T5">margin-left</text:span><text:span text:style-name="T3">: </text:span><text:span text:style-name="T10">5px</text:span><text:span text:style-name="T3">;</text:span></text:p>
      <text:p text:style-name="P1">}</text:p>
      <text:p text:style-name="P1"><text:span text:style-name="T11">.fa-university</text:span>, <text:span text:style-name="T11">.fa-business-time</text:span>, <text:span text:style-name="T11">.fa-edit</text:span></text:p>
      <text:p text:style-name="P1">{</text:p>
      <text:p text:style-name="P2">  <text:span text:style-name="T5">font-size</text:span><text:span text:style-name="T3">:</text:span><text:span text:style-name="T10">45px</text:span><text:span text:style-name="T3">;</text:span></text:p>
      <text:p text:style-name="P1">}</text:p>
      <text:p text:style-name="P4">section</text:p>
      <text:p text:style-name="P1">{</text:p>
      <text:p text:style-name="P2">  <text:span text:style-name="T5">margin</text:span><text:span text:style-name="T3">: </text:span><text:span text:style-name="T10">35px</text:span><text:span text:style-name="T3"> </text:span><text:span text:style-name="T10">15px</text:span><text:span text:style-name="T3"> </text:span><text:span text:style-name="T10">015px</text:span><text:span text:style-name="T3"> </text:span><text:span text:style-name="T10">35px</text:span><text:span text:style-name="T3">;  </text:span></text:p>
      <text:p text:style-name="P1">}</text:p>
      <text:p text:style-name="P1"><text:span text:style-name="T11">hr:after</text:span> </text:p>
      <text:p text:style-name="P1">{</text:p>
      <text:p text:style-name="P2">  <text:span text:style-name="T5">background</text:span><text:span text:style-name="T3">:</text:span><text:span text:style-name="T7">#ffffbb</text:span><text:span text:style-name="T3">;</text:span></text:p>
      <text:p text:style-name="P2">  <text:span text:style-name="T5">font-size</text:span><text:span text:style-name="T3">: </text:span><text:span text:style-name="T10">5px</text:span><text:span text:style-name="T3">;</text:span></text:p>
      <text:p text:style-name="P1">}</text:p>
      <text:p text:style-name="P5"/>
      <text:p text:style-name="P4">dt</text:p>
      <text:p text:style-name="P1">{</text:p>
      <text:p text:style-name="P2"> <text:span text:style-name="T5">font-size</text:span><text:span text:style-name="T3">: </text:span><text:span text:style-name="T10">18px</text:span><text:span text:style-name="T3">;</text:span></text:p>
      <text:p text:style-name="P1">}</text:p>
      <text:p text:style-name="P3">/*5 Responsive Media queries*/</text:p>
      <text:p text:style-name="P3">/*adaptation pour les changements de taille entre deux valeurs*/</text:p>
      <text:p text:style-name="P3">/* Small devices (landscape phones, 576px and up)*/</text:p>
      <text:p text:style-name="P1"><text:span text:style-name="T1">@media</text:span> (<text:span text:style-name="T4">min-width</text:span>: <text:span text:style-name="T9">576px</text:span>) and (<text:span text:style-name="T4">max-width</text:span>: <text:span text:style-name="T9">767.98px</text:span>)</text:p>
      <text:p text:style-name="P2"> <text:span text:style-name="T3">{</text:span></text:p>
      <text:p text:style-name="P2">  <text:span text:style-name="T12">.img-responsive</text:span></text:p>
      <text:p text:style-name="P2">  <text:span text:style-name="T3">{</text:span></text:p>
      <text:p text:style-name="P2">    <text:span text:style-name="T5">display</text:span><text:span text:style-name="T3">: </text:span><text:span text:style-name="T7">block</text:span><text:span text:style-name="T3">;</text:span></text:p>
      <text:p text:style-name="P2">    <text:span text:style-name="T5">height</text:span><text:span text:style-name="T3">: </text:span><text:span text:style-name="T7">auto</text:span><text:span text:style-name="T3">;</text:span></text:p>
      <text:p text:style-name="P2">    <text:span text:style-name="T5">border-radius</text:span><text:span text:style-name="T3">: </text:span><text:span text:style-name="T10">50%</text:span><text:span text:style-name="T3">;</text:span></text:p>
      <text:p text:style-name="P2">    <text:span text:style-name="T5">max-width</text:span><text:span text:style-name="T3">: </text:span><text:span text:style-name="T10">100%</text:span><text:span text:style-name="T3">;</text:span></text:p>
      <text:p text:style-name="P2">  <text:span text:style-name="T3">} </text:span></text:p>
      <text:p text:style-name="P2">  <text:span text:style-name="T12">.col_left</text:span><text:span text:style-name="T3"> </text:span></text:p>
      <text:p text:style-name="P2">  <text:span text:style-name="T3">{</text:span></text:p>
      <text:p text:style-name="P2">     <text:span text:style-name="T5">width</text:span><text:span text:style-name="T3">: </text:span><text:span text:style-name="T10">100%</text:span><text:span text:style-name="T3">;</text:span></text:p>
      <text:p text:style-name="P2">  <text:span text:style-name="T3">}</text:span></text:p>
      <text:p text:style-name="P2">  <text:span text:style-name="T12">section</text:span></text:p>
      <text:p text:style-name="P2">  <text:span text:style-name="T3">{</text:span></text:p>
      <text:p text:style-name="P2">    <text:span text:style-name="T5">width</text:span><text:span text:style-name="T3">: </text:span><text:span text:style-name="T10">100%</text:span><text:span text:style-name="T3">;</text:span></text:p>
      <text:p text:style-name="P2"><text:soft-page-break/>  <text:span text:style-name="T3">}</text:span></text:p>
      <text:p text:style-name="P1">} </text:p>
      <text:p text:style-name="P5"/>
      <text:p text:style-name="P3">/* Medium devices (tablets, 768px and up)*/</text:p>
      <text:p text:style-name="P1"><text:span text:style-name="T1">@media</text:span> (<text:span text:style-name="T4">min-width</text:span>: <text:span text:style-name="T9">768px</text:span>)and (<text:span text:style-name="T4">max-width</text:span>: <text:span text:style-name="T9">991.98px</text:span>) </text:p>
      <text:p text:style-name="P1">{ </text:p>
      <text:p text:style-name="P2">  <text:span text:style-name="T12">.img-responsive</text:span></text:p>
      <text:p text:style-name="P2">  <text:span text:style-name="T3">{</text:span></text:p>
      <text:p text:style-name="P2">    <text:span text:style-name="T5">display</text:span><text:span text:style-name="T3">: </text:span><text:span text:style-name="T7">block</text:span><text:span text:style-name="T3">;</text:span></text:p>
      <text:p text:style-name="P2">    <text:span text:style-name="T5">max-width</text:span><text:span text:style-name="T3">: </text:span><text:span text:style-name="T10">100%</text:span><text:span text:style-name="T3">;</text:span></text:p>
      <text:p text:style-name="P2">    <text:span text:style-name="T5">border-radius</text:span><text:span text:style-name="T3">: </text:span><text:span text:style-name="T10">50%</text:span><text:span text:style-name="T3">;</text:span></text:p>
      <text:p text:style-name="P2">    <text:span text:style-name="T5">border</text:span><text:span text:style-name="T3"> :</text:span><text:span text:style-name="T10">3px</text:span><text:span text:style-name="T3"> </text:span><text:span text:style-name="T7">black</text:span><text:span text:style-name="T3"> </text:span><text:span text:style-name="T7">solid</text:span><text:span text:style-name="T3">;</text:span></text:p>
      <text:p text:style-name="P2">    <text:span text:style-name="T5">max-width</text:span><text:span text:style-name="T3">: </text:span><text:span text:style-name="T10">100%</text:span><text:span text:style-name="T3">;</text:span></text:p>
      <text:p text:style-name="P2">   <text:span text:style-name="T3">}</text:span></text:p>
      <text:p text:style-name="P2">  <text:span text:style-name="T12">.col_left</text:span></text:p>
      <text:p text:style-name="P2">  <text:span text:style-name="T3">{</text:span></text:p>
      <text:p text:style-name="P2">      <text:span text:style-name="T5">width</text:span><text:span text:style-name="T3">: </text:span><text:span text:style-name="T10">100%</text:span><text:span text:style-name="T3">;</text:span></text:p>
      <text:p text:style-name="P2">  <text:span text:style-name="T3">}</text:span></text:p>
      <text:p text:style-name="P1">}</text:p>
      <text:p text:style-name="P5"/>
      <text:p text:style-name="P3">/* Large devices (desktops, 992px and up)*/</text:p>
      <text:p text:style-name="P1"><text:span text:style-name="T1">@media</text:span> (<text:span text:style-name="T4">min-width</text:span>: <text:span text:style-name="T9">992px</text:span>) and (<text:span text:style-name="T4">max-width</text:span>: <text:span text:style-name="T9">1199.98px</text:span>)</text:p>
      <text:p text:style-name="P1">{ </text:p>
      <text:p text:style-name="P2">  <text:span text:style-name="T12">.img-responsive</text:span></text:p>
      <text:p text:style-name="P2">  <text:span text:style-name="T3">{</text:span></text:p>
      <text:p text:style-name="P2">    <text:span text:style-name="T5">display</text:span><text:span text:style-name="T3">: </text:span><text:span text:style-name="T7">block</text:span><text:span text:style-name="T3">;</text:span></text:p>
      <text:p text:style-name="P2">    <text:span text:style-name="T5">width</text:span><text:span text:style-name="T3">: </text:span><text:span text:style-name="T10">250px</text:span><text:span text:style-name="T3">;</text:span></text:p>
      <text:p text:style-name="P2">    <text:span text:style-name="T5">height</text:span><text:span text:style-name="T3">:</text:span><text:span text:style-name="T10">250px</text:span><text:span text:style-name="T3">;</text:span></text:p>
      <text:p text:style-name="P2">    <text:span text:style-name="T5">border-radius</text:span><text:span text:style-name="T3">: </text:span><text:span text:style-name="T10">50%</text:span><text:span text:style-name="T3">;</text:span></text:p>
      <text:p text:style-name="P2">    <text:span text:style-name="T5">margin</text:span><text:span text:style-name="T3">:</text:span><text:span text:style-name="T10">40px</text:span><text:span text:style-name="T3"> </text:span><text:span text:style-name="T10">30px</text:span><text:span text:style-name="T3"> </text:span><text:span text:style-name="T10">20px</text:span><text:span text:style-name="T3"> </text:span><text:span text:style-name="T10">30px</text:span><text:span text:style-name="T3">;</text:span></text:p>
      <text:p text:style-name="P2">    <text:span text:style-name="T5">border</text:span><text:span text:style-name="T3"> :</text:span><text:span text:style-name="T10">3px</text:span><text:span text:style-name="T3"> </text:span><text:span text:style-name="T7">black</text:span><text:span text:style-name="T3"> </text:span><text:span text:style-name="T7">solid</text:span><text:span text:style-name="T3">;</text:span></text:p>
      <text:p text:style-name="P2">    <text:span text:style-name="T5">max-width</text:span><text:span text:style-name="T3">: </text:span><text:span text:style-name="T10">100%</text:span><text:span text:style-name="T3">;</text:span></text:p>
      <text:p text:style-name="P2">  <text:span text:style-name="T3">}</text:span></text:p>
      <text:p text:style-name="P2">  <text:span text:style-name="T12">.col_left</text:span></text:p>
      <text:p text:style-name="P2">  <text:span text:style-name="T3">{</text:span></text:p>
      <text:p text:style-name="P2">    <text:span text:style-name="T5">background-color</text:span><text:span text:style-name="T3">:</text:span><text:span text:style-name="T7">#92ccf6</text:span><text:span text:style-name="T3">;</text:span></text:p>
      <text:p text:style-name="P2">    <text:span text:style-name="T5">text-align</text:span><text:span text:style-name="T3">: </text:span><text:span text:style-name="T7">center</text:span><text:span text:style-name="T3">;</text:span></text:p>
      <text:p text:style-name="P2">    <text:span text:style-name="T5">height</text:span><text:span text:style-name="T3">: </text:span><text:span text:style-name="T10">100%</text:span><text:span text:style-name="T3">;</text:span></text:p>
      <text:p text:style-name="P2">    <text:span text:style-name="T5">width</text:span><text:span text:style-name="T3">: </text:span><text:span text:style-name="T10">100%</text:span><text:span text:style-name="T3">;</text:span></text:p>
      <text:p text:style-name="P2">  <text:span text:style-name="T3">}</text:span></text:p>
      <text:p text:style-name="P1">}</text:p>
      <text:p text:style-name="P5"/>
      <text:p text:style-name="P3">/* Extra large devices (large desktops, 1200px and up)*/</text:p>
      <text:p text:style-name="P1"><text:span text:style-name="T1">@media</text:span> (<text:span text:style-name="T4">min-width</text:span>: <text:span text:style-name="T9">1200px</text:span>)</text:p>
      <text:p text:style-name="P1">{ </text:p>
      <text:p text:style-name="P2">  <text:span text:style-name="T12">.img-responsive</text:span></text:p>
      <text:p text:style-name="P2">  <text:span text:style-name="T3">{</text:span></text:p>
      <text:p text:style-name="P2">    <text:span text:style-name="T5">display</text:span><text:span text:style-name="T3">: </text:span><text:span text:style-name="T7">block</text:span><text:span text:style-name="T3">;</text:span></text:p>
      <text:p text:style-name="P2">    <text:span text:style-name="T5">height</text:span><text:span text:style-name="T3">: </text:span><text:span text:style-name="T10">250px</text:span><text:span text:style-name="T3">;  </text:span></text:p>
      <text:p text:style-name="P2">    <text:span text:style-name="T5">border-radius</text:span><text:span text:style-name="T3">: </text:span><text:span text:style-name="T10">50%</text:span><text:span text:style-name="T3">;</text:span></text:p>
      <text:p text:style-name="P2">    <text:span text:style-name="T5">width</text:span><text:span text:style-name="T3">: </text:span><text:span text:style-name="T10">250px</text:span><text:span text:style-name="T3">;</text:span></text:p>
      <text:p text:style-name="P2"><text:soft-page-break/>    <text:span text:style-name="T5">margin</text:span><text:span text:style-name="T3">:</text:span><text:span text:style-name="T10">40px</text:span><text:span text:style-name="T3"> </text:span><text:span text:style-name="T10">30px</text:span><text:span text:style-name="T3"> </text:span><text:span text:style-name="T10">20px</text:span><text:span text:style-name="T3"> </text:span><text:span text:style-name="T10">30px</text:span><text:span text:style-name="T3">;</text:span></text:p>
      <text:p text:style-name="P2">    <text:span text:style-name="T5">border</text:span><text:span text:style-name="T3"> :</text:span><text:span text:style-name="T10">3px</text:span><text:span text:style-name="T3"> </text:span><text:span text:style-name="T7">black</text:span><text:span text:style-name="T3"> </text:span><text:span text:style-name="T7">solid</text:span><text:span text:style-name="T3">;</text:span></text:p>
      <text:p text:style-name="P2">    <text:span text:style-name="T5">max-width</text:span><text:span text:style-name="T3">: </text:span><text:span text:style-name="T10">100%</text:span><text:span text:style-name="T3">;</text:span></text:p>
      <text:p text:style-name="P2">  <text:span text:style-name="T3">}</text:span></text:p>
      <text:p text:style-name="P2">  <text:span text:style-name="T12">.col_left</text:span></text:p>
      <text:p text:style-name="P2">  <text:span text:style-name="T3">{</text:span></text:p>
      <text:p text:style-name="P2">    <text:span text:style-name="T5">background-color</text:span><text:span text:style-name="T3">:</text:span><text:span text:style-name="T7">#92ccf6</text:span><text:span text:style-name="T3">;</text:span></text:p>
      <text:p text:style-name="P2">    <text:span text:style-name="T5">min-width</text:span><text:span text:style-name="T3">: </text:span><text:span text:style-name="T10">350px</text:span><text:span text:style-name="T3">;</text:span></text:p>
      <text:p text:style-name="P2">    <text:span text:style-name="T5">text-align</text:span><text:span text:style-name="T3">: </text:span><text:span text:style-name="T7">center</text:span><text:span text:style-name="T3">;</text:span></text:p>
      <text:p text:style-name="P2">    <text:span text:style-name="T5">height</text:span><text:span text:style-name="T3">: </text:span><text:span text:style-name="T10">100%</text:span><text:span text:style-name="T3">;</text:span></text:p>
      <text:p text:style-name="P2">    <text:span text:style-name="T5">width</text:span><text:span text:style-name="T3">: </text:span><text:span text:style-name="T10">100%</text:span><text:span text:style-name="T3">;</text:span></text:p>
      <text:p text:style-name="P2">  <text:span text:style-name="T3">}</text:span></text:p>
      <text:p text:style-name="P1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05:56:21.107000000</meta:creation-date>
    <dc:date>2020-08-11T05:56:56.641000000</dc:date>
    <meta:editing-duration>PT40S</meta:editing-duration>
    <meta:editing-cycles>1</meta:editing-cycles>
    <meta:document-statistic meta:table-count="0" meta:image-count="0" meta:object-count="0" meta:page-count="5" meta:paragraph-count="210" meta:word-count="402" meta:character-count="3128" meta:non-whitespace-character-count="2616"/>
    <meta:generator>LibreOffice/6.4.4.2$Windows_X86_64 LibreOffice_project/3d775be2011f3886db32dfd395a6a6d1ca2630ff</meta:generator>
  </office:meta>
</office:document-meta>
</file>